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chief goes back? Honestly? You have to wait around nine months for him to show up? That’s ridiculous.”</text:span></text:p>
      <text:p text:style-name="P62"><text:s text:c="5"/><text:span text:style-name="T468">Russ nodded. “Maybe, but it’s all we’ve go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4:17:28.212000000</dc:date>
    <meta:editing-cycles>500</meta:editing-cycles>
    <meta:generator>LibreOffice/7.4.1.2$Windows_X86_64 LibreOffice_project/3c58a8f3a960df8bc8fd77b461821e42c061c5f0</meta:generator>
    <meta:editing-duration>PT14H46M2S</meta:editing-duration>
    <meta:document-statistic meta:table-count="0" meta:image-count="0" meta:object-count="0" meta:page-count="74" meta:paragraph-count="952" meta:word-count="18417" meta:character-count="104044" meta:non-whitespace-character-count="82026"/>
  </office:meta>
</office:document-meta>
</file>